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SIM model Look-Up Table.</text:p>
      <text:p text:style-name="Standard">Gennadiy Serdyuk &lt;<text:a xlink:type="simple" xlink:href="mailto:gena@analograils.com">gena@analograils.com</text:a>&gt;</text:p>
      <text:p text:style-name="Standard"/>
      <text:p text:style-name="Standard">Introduction</text:p>
      <text:p text:style-name="Standard"/>
      <text:p text:style-name="Standard">Approach Description</text:p>
      <text:p text:style-name="Standard"/>
      <text:list text:style-name="L1">
        <text:list-item>
          <text:p text:style-name="P1">general approach</text:p>
        </text:list-item>
      </text:list>
      <text:list text:style-name="L2">
        <text:list-item>
          <text:p text:style-name="P2">approach used</text:p>
        </text:list-item>
      </text:list>
      <text:p text:style-name="Standard"/>
      <text:p text:style-name="Standard">Implementation</text:p>
      <text:list text:style-name="L3">
        <text:list-item>
          <text:p text:style-name="P3">code includes</text:p>
        </text:list-item>
        <text:list-item>
          <text:p text:style-name="P3">initialization</text:p>
        </text:list-item>
        <text:list-item>
          <text:p text:style-name="P3">prepare loops</text:p>
        </text:list-item>
        <text:list-item>
          <text:p text:style-name="P3">store data in LUT, interpolate</text:p>
        </text:list-item>
        <text:list-item>
          <text:p text:style-name="P3">LUT storage</text:p>
        </text:list-item>
        <text:list-item>
          <text:p text:style-name="P3">LUT sharing </text:p>
        </text:list-item>
      </text:list>
      <text:p text:style-name="Standard"/>
      <text:p text:style-name="Standard">Testing</text:p>
      <text:list text:style-name="L4">
        <text:list-item>
          <text:p text:style-name="P4">models</text:p>
        </text:list-item>
        <text:list-item>
          <text:p text:style-name="P4">dc, different no of points</text:p>
          <text:list>
            <text:list-item>
              <text:p text:style-name="P4">normal ambient</text:p>
            </text:list-item>
            <text:list-item>
              <text:p text:style-name="P4">below zero (temp dependency)</text:p>
            </text:list-item>
            <text:list-item>
              <text:p text:style-name="P4">negative bias values</text:p>
            </text:list-item>
            <text:list-item>
              <text:p text:style-name="P4">p-mos – one <text:s/>example – normal ambient</text:p>
            </text:list-item>
          </text:list>
        </text:list-item>
        <text:list-item>
          <text:p text:style-name="P4">tran</text:p>
        </text:list-item>
        <text:list-item>
          <text:p text:style-name="P4">tran, many devices, profile </text:p>
          <text:list>
            <text:list-item>
              <text:p text:style-name="P4">absolute time</text:p>
            </text:list-item>
            <text:list-item>
              <text:p text:style-name="P4">relative time</text:p>
            </text:list-item>
          </text:list>
        </text:list-item>
      </text:list>
      <text:p text:style-name="Standard"/>
      <text:p text:style-name="Standard">Open questions</text:p>
      <text:list text:style-name="L5">
        <text:list-item>
          <text:p text:style-name="P5">step/ accuracy and table size</text:p>
        </text:list-item>
        <text:list-item>
          <text:p text:style-name="P5">setting step from outside</text:p>
        </text:list-item>
        <text:list-item>
          <text:p text:style-name="P5">orthogonal grid with varied step (accuracy-driven)</text:p>
        </text:list-item>
      </text:list>
      <text:list text:style-name="L6">
        <text:list-item>
          <text:p text:style-name="P6">triangle/ tetrahedral grid</text:p>
          <text:p text:style-name="P6"/>
        </text:list-item>
      </text:list>
      <text:p text:style-name="Standard">Conclusion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Gennady Serdyuk</meta:initial-creator>
    <meta:creation-date>2009-10-22T16:05:10</meta:creation-date>
    <dc:creator>Gennady Serdyuk</dc:creator>
    <dc:date>2009-10-22T18:08:25</dc:date>
    <dc:language>en-US</dc:language>
    <meta:editing-cycles>2</meta:editing-cycles>
    <meta:editing-duration>PT1H11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0" meta:word-count="84" meta:character-count="582"/>
  </office:meta>
</office:document-meta>
</file>